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0dd2" officeooo:paragraph-rsid="001d0dd2"/>
    </style:style>
    <style:style style:name="P2" style:family="paragraph" style:parent-style-name="Text_20_body">
      <style:text-properties officeooo:rsid="001d0dd2" officeooo:paragraph-rsid="001d0dd2"/>
    </style:style>
    <style:style style:name="P3" style:family="paragraph" style:parent-style-name="Standard">
      <style:text-properties officeooo:rsid="001d0dd2" officeooo:paragraph-rsid="001e03f1"/>
    </style:style>
    <style:style style:name="P4" style:family="paragraph" style:parent-style-name="Text_20_body">
      <style:text-properties officeooo:rsid="001d0dd2" officeooo:paragraph-rsid="001e03f1"/>
    </style:style>
    <style:style style:name="P5" style:family="paragraph" style:parent-style-name="Heading_20_2">
      <style:text-properties officeooo:rsid="001d0dd2" officeooo:paragraph-rsid="001d0dd2"/>
    </style:style>
    <style:style style:name="P6" style:family="paragraph" style:parent-style-name="Heading_20_2">
      <style:text-properties officeooo:paragraph-rsid="001e03f1"/>
    </style:style>
    <style:style style:name="P7" style:family="paragraph" style:parent-style-name="Heading_20_3">
      <style:text-properties officeooo:paragraph-rsid="001e03f1"/>
    </style:style>
    <style:style style:name="T1" style:family="text">
      <style:text-properties officeooo:rsid="001d0dd2"/>
    </style:style>
    <style:style style:name="T2" style:family="text">
      <style:text-properties officeooo:rsid="001e03f1"/>
    </style:style>
    <style:style style:name="T3" style:family="text">
      <style:text-properties officeooo:rsid="001ffd84"/>
    </style:style>
    <style:style style:name="T4" style:family="text">
      <style:text-properties officeooo:rsid="00225204"/>
    </style:style>
    <style:style style:name="fr1" style:family="graphic" style:parent-style-name="Frame">
      <style:graphic-properties style:run-through="foreground" style:wrap="none" style:vertical-pos="bottom"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x" text:name="Figure"/>
      </text:sequence-decls>
      <text:h text:style-name="Heading_20_1" text:outline-level="1">Heading level 1</text:h>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text:p>
      <text:p text:style-name="P2">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text:p>
      <text:p text:style-name="P2"><text:s/>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5" text:outline-level="2">A level 2 heading</text:h>
      <text:p text:style-name="P1">dripping with sweat now, cold and wet, he could</text:p>
      <text:p text:style-name="P2"><text:s/>smell the fear coming off his clothes. Suddenly next to him, with a barely noticeable squeak, a door swung quietly to and fro in the night's breeze. Could this be the haven he'd prayed for? Slowly he slid toward the door, pr</text:p>
      <text:p text:style-name="P2">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text:p>
      <text:p text:style-name="P2"/>
      <text:h text:style-name="P6" text:outline-level="2"><text:span text:style-name="T3">Additional </text:span>Heading level 2</text:h>
      <text:p text:style-name="P3">re coming around the corner. Is this the end of the line? he thought pressing himself back against the wall trying to make himself invisible in the dark, was all that planning and energy wasted? He was dripping with sweat now, cold and wet, he could</text:p>
      <text:p text:style-name="P4"><text:s/>smell the fear coming off his clothes. Suddenly next to him, with a barely noticeable squeak, a door swung quietly to and fro in the night's breeze. Could this be the haven he'd prayed for? Slowly he slid toward the door, pr</text:p>
      <text:p text:style-name="P4">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text:p>
      <text:h text:style-name="Heading_20_3" text:outline-level="3"><text:soft-page-break/>A <text:s/>level 3 <text:span text:style-name="T2">goes here</text:span></text:h>
      <text:p text:style-name="P3">pping with sweat now, cold and wet, he could</text:p>
      <text:p text:style-name="P4"><text:s/>smell the fear coming off his clothes. Suddenly next to him, with a barely noticeable squeak, a door swu</text:p>
      <text:h text:style-name="P7" text:outline-level="3"><text:span text:style-name="T3">And one more </text:span><text:span text:style-name="T1"><text:s/>level </text:span><text:span text:style-name="T4">3</text:span><text:span text:style-name="T1"> heading</text:span></text:h>
      <text:p text:style-name="P3">dripping with sweat now, cold and wet, he could</text:p>
      <text:p text:style-name="P4"><text:s/>smell the fear coming off his clothes. Suddenly next to him, with a barely noticeable squeak, a door swung quietly to and fro in the night's breeze. Could this be the haven he'd prayed for? Slowly he slid toward the door, pr</text:p>
      <text:p text:style-name="P4">big time and was making off with the greenbacks. Was there another crook who'd had the same idea, and was now watching him and waiting for a chance to grab the fruit of his labor? Or did the steps behind him m</text:p>
      <text:h text:style-name="Heading_20_2" text:outline-level="2"><text:span text:style-name="T1">MOVE THIS </text:span>Heading level 2</text:h>
      <text:p text:style-name="P1">re coming around the corner. Is this the end of the line? he thought pressing himself back against the wall trying to make himself invisible in the dark, was all that planning and energy wasted? He was dripping with sweat now, cold and wet, he could</text:p>
      <text:p text:style-name="P2"><text:s/>smell the fear coming off his clothes. Suddenly next to him, with a barely noticeable squeak, a door swung quietly to and fro in the night's breeze. Could this be the haven he'd prayed for? Slowly he slid toward the door, pr</text:p>
      <text:p text:style-name="P2">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text:p>
      <text:h text:style-name="Heading_20_2" text:outline-level="2">A level <text:span text:style-name="T4">2</text:span> heading for <text:s/><text:span text:style-name="T4">a change</text:span></text:h>
      <text:p text:style-name="P1">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text:p>
      <text:p text:style-name="P2"><draw:frame draw:style-name="fr1" draw:name="Frame1" text:anchor-type="paragraph" svg:x="0.3937in" svg:width="5.2953in" draw:z-index="0"><draw:text-box fo:min-height="0.1339in"><text:h text:style-name="Heading_20_2" text:outline-level="2"><text:span text:style-name="Strong_20_Emphasis">A Level 2 Heading in a Frame</text:span></text:h><text:p text:style-name="P1">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text:p><text:p text:style-name="P2">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text:p></draw:text-box></draw:frame>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color-table loext:name="LibreOffice">
        <loext:color loext:name="dk1" loext:color="#000000"/>
        <loext:color loext:name="lt1" loext:color="#ffffff"/>
        <loext:color loext:name="dk2" loext:color="#000000"/>
        <loext:color loext:name="l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link" loext:color="#0000ee"/>
        <loext:color loext:name="folHlink" loext:color="#551a8b"/>
      </loext:color-table>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19:22:43.752000000</meta:creation-date>
    <dc:date>2023-03-15T19:50:52.922000000</dc:date>
    <meta:editing-duration>PT12M46S</meta:editing-duration>
    <meta:editing-cycles>4</meta:editing-cycles>
    <meta:generator>LibreOfficeDev/7.6.0.0.alpha0$Linux_X86_64 LibreOffice_project/a4b4b031102ec91facf7b7159863f5e1933eb751</meta:generator>
    <meta:document-statistic meta:table-count="0" meta:image-count="0" meta:object-count="0" meta:page-count="2" meta:paragraph-count="29" meta:word-count="1122" meta:character-count="5828" meta:non-whitespace-character-count="4723"/>
  </office:meta>
</office:document-meta>
</file>